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5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6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1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1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21" style:family="paragraph" style:parent-style-name="Text_20_body">
      <style:text-properties officeooo:paragraph-rsid="0044c0f6"/>
    </style:style>
    <style:style style:name="P22" style:family="paragraph" style:parent-style-name="Text_20_body">
      <style:paragraph-properties fo:text-align="center" style:justify-single-word="false"/>
      <style:text-properties officeooo:paragraph-rsid="0044c0f6"/>
    </style:style>
    <style:style style:name="P23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24" style:family="paragraph" style:parent-style-name="Text_20_body">
      <style:text-properties officeooo:paragraph-rsid="0049dfbd"/>
    </style:style>
    <style:style style:name="P25" style:family="paragraph" style:parent-style-name="Heading_20_3">
      <style:text-properties officeooo:rsid="00181f89" officeooo:paragraph-rsid="00181f89"/>
    </style:style>
    <style:style style:name="P26" style:family="paragraph" style:parent-style-name="Heading_20_3">
      <style:text-properties officeooo:rsid="0033b296" officeooo:paragraph-rsid="0033b296"/>
    </style:style>
    <style:style style:name="P27" style:family="paragraph" style:parent-style-name="Heading_20_3">
      <style:text-properties officeooo:rsid="0044c0f6" officeooo:paragraph-rsid="0044c0f6"/>
    </style:style>
    <style:style style:name="P28" style:family="paragraph" style:parent-style-name="Heading_20_3">
      <style:text-properties officeooo:rsid="0049dfbd" officeooo:paragraph-rsid="0049dfbd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officeooo:rsid="0026b278"/>
    </style:style>
    <style:style style:name="T7" style:family="text">
      <style:text-properties officeooo:rsid="0028fa83"/>
    </style:style>
    <style:style style:name="T8" style:family="text">
      <style:text-properties officeooo:rsid="002a6941"/>
    </style:style>
    <style:style style:name="T9" style:family="text">
      <style:text-properties officeooo:rsid="002eb27a"/>
    </style:style>
    <style:style style:name="T10" style:family="text">
      <style:text-properties officeooo:rsid="0031058e"/>
    </style:style>
    <style:style style:name="T11" style:family="text">
      <style:text-properties officeooo:rsid="003b4f85"/>
    </style:style>
    <style:style style:name="T12" style:family="text">
      <style:text-properties officeooo:rsid="0040fddb"/>
    </style:style>
    <style:style style:name="T13" style:family="text">
      <style:text-properties officeooo:rsid="0044c0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4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5">推到：</text:p>
      <text:p text:style-name="P6">假设存在一组正交基<text:span text:style-name="T6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6">A是</text:span><text:span text:style-name="T6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，</text:span><text:span text:style-name="T6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6">的矩阵，并且假设存在另一组正交基U</text:span><text:span text:style-name="T6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即：</text:span></text:p>
      <text:p text:style-name="P7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因为<text:span text:style-name="T7">U为正交基，可得：</text:span></text:p>
      <text:p text:style-name="P7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假设<text:span text:style-name="T8">V是</text:span><text:span text:style-name="T8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8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8">，即：</text:span><text:span text:style-name="T8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">，可得：</text:span></text:p>
      <text:p text:style-name="P10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由此可得：当<text:span text:style-name="T9">V为</text:span><text:span text:style-name="T9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">的特征向量时存在一组正交基U.</text:span></text:p>
      <text:p text:style-name="P12">对U进行正交单位花：</text:p>
      <text:p text:style-name="P13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即：</text:p>
      <text:p text:style-name="P13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0">D为奇异值的对角阵，U为正交矩阵，可得：</text:span></text:p>
      <text:p text:style-name="P13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26" text:outline-level="3"><text:soft-page-break/>2.9 Moore-Penrose 伪逆</text:h>
      <text:p text:style-name="P14">假设矩阵<draw:frame draw:style-name="fr2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4">情形一：矩阵<text:span text:style-name="T11">A存在逆矩阵</text:span><text:span text:style-name="T11"><draw:frame draw:style-name="fr2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5">情形二：当矩阵A列满秩即<draw:frame draw:style-name="fr2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2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6">情形三：当矩阵A行满秩即<draw:frame draw:style-name="fr2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2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6">情形四：当矩阵A非满秩即<draw:frame draw:style-name="fr2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2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<draw:frame draw:style-name="fr2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8">考虑方程式<draw:frame draw:style-name="fr2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2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2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2">A的行向量为基表示出．</text:span></text:p>
      <text:p text:style-name="P19">当<draw:frame draw:style-name="fr2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2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2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19">当<draw:frame draw:style-name="fr2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2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2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19"/>
      <text:h text:style-name="P27" text:outline-level="3">2.10 迹运算</text:h>
      <text:p text:style-name="P21">定义<text:span text:style-name="T13">：</text:span></text:p>
      <text:p text:style-name="P22"><draw:frame draw:style-name="fr2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3">Frobenius范数　<draw:frame draw:style-name="fr2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0">多个矩阵相乘得到的方阵的迹,和将这些矩阵中的最后一个挪到最前面之后相乘的迹是相同的，如<draw:frame draw:style-name="fr2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20"/>
      <text:h text:style-name="P28" text:outline-level="3">2.12 主成分分析(PCA)</text:h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1-21T16:43:30.954732414</dc:date>
    <meta:editing-duration>PT5H28M59S</meta:editing-duration>
    <meta:editing-cycles>23</meta:editing-cycles>
    <meta:document-statistic meta:table-count="0" meta:image-count="0" meta:object-count="48" meta:page-count="2" meta:paragraph-count="37" meta:word-count="592" meta:character-count="667" meta:non-whitespace-character-count="657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